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2c036"/>
    </style:style>
    <style:style style:name="P2" style:family="paragraph" style:parent-style-name="Standard">
      <style:text-properties officeooo:paragraph-rsid="0012cdef"/>
    </style:style>
    <style:style style:name="P3" style:family="paragraph" style:parent-style-name="Standard">
      <style:text-properties officeooo:paragraph-rsid="00131018"/>
    </style:style>
    <style:style style:name="P4" style:family="paragraph" style:parent-style-name="Standard">
      <style:text-properties officeooo:paragraph-rsid="001410b8"/>
    </style:style>
    <style:style style:name="P5" style:family="paragraph" style:parent-style-name="Standard" style:list-style-name="L1">
      <style:text-properties officeooo:paragraph-rsid="001410b8"/>
    </style:style>
    <style:style style:name="P6" style:family="paragraph" style:parent-style-name="Standard">
      <style:text-properties officeooo:paragraph-rsid="00150dcd"/>
    </style:style>
    <style:style style:name="P7" style:family="paragraph" style:parent-style-name="Standard">
      <style:text-properties officeooo:paragraph-rsid="0015e1cf"/>
    </style:style>
    <style:style style:name="P8" style:family="paragraph" style:parent-style-name="Standard">
      <style:text-properties officeooo:paragraph-rsid="0015f261"/>
    </style:style>
    <style:style style:name="P9" style:family="paragraph" style:parent-style-name="Standard">
      <style:text-properties officeooo:paragraph-rsid="00167a0d"/>
    </style:style>
    <style:style style:name="P10" style:family="paragraph" style:parent-style-name="Standard">
      <style:text-properties officeooo:paragraph-rsid="0016dcce"/>
    </style:style>
    <style:style style:name="P11" style:family="paragraph" style:parent-style-name="Standard">
      <style:text-properties officeooo:paragraph-rsid="00178d44"/>
    </style:style>
    <style:style style:name="P12" style:family="paragraph" style:parent-style-name="Standard">
      <style:text-properties officeooo:paragraph-rsid="00194e25"/>
    </style:style>
    <style:style style:name="P13" style:family="paragraph" style:parent-style-name="Standard">
      <style:text-properties officeooo:paragraph-rsid="001b5e7c"/>
    </style:style>
    <style:style style:name="T1" style:family="text">
      <style:text-properties officeooo:rsid="0012c036"/>
    </style:style>
    <style:style style:name="T2" style:family="text">
      <style:text-properties officeooo:rsid="0012cdef"/>
    </style:style>
    <style:style style:name="T3" style:family="text">
      <style:text-properties officeooo:rsid="00131018"/>
    </style:style>
    <style:style style:name="T4" style:family="text">
      <style:text-properties officeooo:rsid="001410b8"/>
    </style:style>
    <style:style style:name="T5" style:family="text">
      <style:text-properties officeooo:rsid="00150dcd"/>
    </style:style>
    <style:style style:name="T6" style:family="text">
      <style:text-properties officeooo:rsid="0015e1cf"/>
    </style:style>
    <style:style style:name="T7" style:family="text">
      <style:text-properties officeooo:rsid="0015f261"/>
    </style:style>
    <style:style style:name="T8" style:family="text">
      <style:text-properties officeooo:rsid="00167a0d"/>
    </style:style>
    <style:style style:name="T9" style:family="text">
      <style:text-properties officeooo:rsid="0016dcce"/>
    </style:style>
    <style:style style:name="T10" style:family="text">
      <style:text-properties officeooo:rsid="00178d44"/>
    </style:style>
    <style:style style:name="T11" style:family="text">
      <style:text-properties officeooo:rsid="00194e25"/>
    </style:style>
    <style:style style:name="T12" style:family="text">
      <style:text-properties officeooo:rsid="0019896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ignale werden zur Steuerung von Prozessen verwendet. Wie ein Prozess auf ein bestimmtes Signal reagiert, kann entweder vom Entwickler festgelegt oder dem System überlassen werden.</text:span></text:p>
      <text:p text:style-name="P1"><text:span text:style-name="T1"/></text:p>
      <text:p text:style-name="P1"><text:span text:style-name="T1"/></text:p>
      <text:p text:style-name="P3"><text:span text:style-name="T3">Bei Signalen handelt es sich um asynchrone Ereignisse, die eine Unterbrechung auf der Prozessebene bewirken können. Signale kommen einer Interrupt-Anforderung gleich. Es handelt sich hierbei um ein einfaches Kommunikationsmittel zwischen zwei Prozessen. Diese Interprozesskommunikation ermöglicht es, dass ein Prozess einem anderen Prozess eine Nachricht senden kann. Die Nachrichten selbst ist eine einfache Ganzzahlen. Es ist aber auch möglich ein Macro zu verwenden. Ein Macro ist ein symbolischer und aussagekräftiger Namen.</text:span></text:p>
      <text:p text:style-name="P3"><text:span text:style-name="T3"/></text:p>
      <text:p text:style-name="P4"><text:span text:style-name="T4">Verwendung finden Signale vorallem in der Synchronisation oder dem Beenden bzw. Unterbrechen von Prozessen. Ebenfalls möglich ist die Ausführung von vordefinierten Aktionen. </text:span></text:p>
      <text:p text:style-name="P4"><text:span text:style-name="T4">Es gibt frei Kategorien von Signalen:</text:span></text:p>
      <text:list xml:id="list2115159725" text:style-name="L1">
        <text:list-item>
          <text:p text:style-name="P5"><text:span text:style-name="T4">Systemsignale </text:span></text:p>
        </text:list-item>
        <text:list-item>
          <text:p text:style-name="P5"><text:span text:style-name="T4"><text:tab/>Dies sind Signale, die Hardware- und Systemfehler kenntlich machen</text:span></text:p>
        </text:list-item>
        <text:list-item>
          <text:p text:style-name="P5"><text:span text:style-name="T4">Gerätesignale </text:span></text:p>
        </text:list-item>
        <text:list-item>
          <text:p text:style-name="P5"><text:span text:style-name="T4">Benutzerdefinierte Signale </text:span></text:p>
        </text:list-item>
      </text:list>
      <text:p text:style-name="P6"><text:span text:style-name="T5"/></text:p>
      <text:p text:style-name="P7"><text:span text:style-name="T6">Um die Abarbeitung von Signalen zu realisieren wird eine Prozesstabelle verwendet. Erhält ein </text:span><text:span text:style-name="T5">Prozess ein bestimmtes Signal, </text:span><text:span text:style-name="T6">dann wird dieses als Eintrag in einer solchen Tabelle </text:span><text:span text:style-name="T5">hinterlegt. </text:span></text:p>
      <text:p text:style-name="P7"><text:span text:style-name="T6">Um auf die Signale reagieren zu können, muss dem Prozess Rechenleistung von der CPU gewährt werden. Ist dies der Fall, wird der Kernel aktiv und gibt Auskunft darüber, wie auf das Signal zu reagieren ist.</text:span></text:p>
      <text:p text:style-name="P9"><text:span text:style-name="T7">Als Entwickler ist es möglich festzulegen wie eine solche Reaktion sein soll. </text:span><text:span text:style-name="T8">Dies geschieht, in dem das Signal abgefangen wird und den Prozess nicht erreicht. Dies erlaubt, dass auf diese Signale reagiert werden kann oder dass sie ggf. auch ignoriert werden.</text:span></text:p>
      <text:p text:style-name="P9"><text:span text:style-name="T7">Ist nichts genaueres spezifiziert, dann wird die Standardaktion auf solche Signale ausgeführt. Eine mögliche Standardaktion könnte das Beenden des Prozesses sein. Ein ebenfalls mögliches Szenario ist das Erstellen eines Core-Dump – einem Speicherabbild des Prozessors, mit dem es möglich ist Fehlerfälle zu rekonstruieren. </text:span></text:p>
      <text:p text:style-name="P10"><text:span text:style-name="T9">Auslöser für Signale sind häufig Programmfehler oder der Benutzter selber. So ist es möglich bei der Tastenkombination [Strg] + [c] das entsprechende Signal abzufangen und gesondert darauf zu reagieren.</text:span></text:p>
      <text:p text:style-name="P11"><text:span text:style-name="T10">Mit dem Kommando kill ist es möglich einem oder mehreren Prozessen ein Signal zu senden.</text:span></text:p>
      <text:p text:style-name="P12"><text:span text:style-name="T11">Das Kommando trap ist das Gegenstück zu kill. </text:span></text:p>
      <text:p text:style-name="P13"><text:span text:style-name="T11">Hiermit ist es möglich, auf ein Signale zu reagieren. Dem Kommandonamen trap folgt <text:s/>ein Befehl oder eine Liste von Befehlen, die ausgeführt werden sollen, wenn das Signal mit </text:span><text:span text:style-name="T12">einer bestimmten </text:span><text:span text:style-name="T11">Signalnummer eintrifft. Trifft beim ausführenden Script ein Signal ein, wird die Ausführung an der aktuellen Position unterbrochen und die angegebenen Befehle der trap-Anweisung werden ausgeführt. Danach wird mit der Ausführung des Scripts an der unterbrochenen Stelle wieder fortgefahren.</text:span></text:p>
      <text:p text:style-name="P8"><text:span text:style-name="T1"/></text:p>
      <text:p text:style-name="P8"><text:span text:style-name="T1"/></text:p>
      <text:p text:style-name="P2"><text:span text:style-name="T2">http://openbook.galileocomputing.de/shell_programmierung/shell_009_000.ht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d </meta:initial-creator>
    <meta:creation-date>2013-06-24T09:26:43</meta:creation-date>
    <dc:date>2013-06-24T10:12:09</dc:date>
    <dc:creator>cd </dc:creator>
    <meta:editing-duration>PT44M34S</meta:editing-duration>
    <meta:editing-cycles>14</meta:editing-cycles>
    <meta:generator>LibreOffice/3.6$Linux_X86_64 LibreOffice_project/360m1$Build-2</meta:generator>
    <meta:document-statistic meta:table-count="0" meta:image-count="0" meta:object-count="0" meta:page-count="1" meta:paragraph-count="17" meta:word-count="403" meta:character-count="2909" meta:non-whitespace-character-count="2514"/>
  </office:meta>
</office:document-meta>
</file>